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style:text-line-through-style="none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line-through-style="none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line-through-style="none"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fo:color="#ff0000"/>
    </style:style>
    <style:style style:name="P10" style:family="paragraph" style:parent-style-name="Standard">
      <style:text-properties fo:color="#ff0000" style:text-line-through-style="none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ff0000" style:text-line-through-style="none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950e" style:text-line-through-style="none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23ff23"/>
    </style:style>
    <style:style style:name="P14" style:family="paragraph" style:parent-style-name="Standard">
      <style:text-properties style:use-window-font-color="true" style:text-line-through-style="none"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00ff00" style:text-line-through-style="none"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text-line-through-style="none"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ff0000"/>
    </style:style>
    <style:style style:name="P22" style:family="paragraph" style:parent-style-name="Standard">
      <style:paragraph-properties fo:text-align="start" style:justify-single-word="false"/>
      <style:text-properties fo:color="#ff0000" style:text-line-through-style="none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color="#0047ff"/>
    </style:style>
    <style:style style:name="T4" style:family="text">
      <style:text-properties fo:color="#ff950e"/>
    </style:style>
    <style:style style:name="T5" style:family="text">
      <style:text-properties fo:color="#00ff00"/>
    </style:style>
    <style:style style:name="T6" style:family="text">
      <style:text-properties fo:color="#23ff23"/>
    </style:style>
    <style:style style:name="T7" style:family="text">
      <style:text-properties fo:color="#6b2394"/>
    </style:style>
    <style:style style:name="T8" style:family="text">
      <style:text-properties fo:color="#6b4794"/>
    </style:style>
    <style:style style:name="T9" style:family="text">
      <style:text-properties fo:color="#9966cc"/>
    </style:style>
    <style:style style:name="T10" style:family="text">
      <style:text-properties fo:color="#ff0000"/>
    </style:style>
    <style:style style:name="T11" style:family="text">
      <style:text-properties fo:color="#000000"/>
    </style:style>
    <style:style style:name="T12" style:family="text">
      <style:text-properties fo:color="#4b1f6f"/>
    </style:style>
    <style:style style:name="T13" style:family="text">
      <style:text-properties fo:color="#6b00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стория</text:p>
      <text:p text:style-name="Standard"/>
      <text:p text:style-name="Standard"><text:bookmark-start text:name="__DdeLink__0_268967931"/>«FatefulEngine» (ориг. ϝateϝul engine) — свободный движок для написания jabber-ботов.</text:p>
      <text:p text:style-name="Standard">Ориентирован на работу в любых условиях и платформах (пока нет такой возможности в Symbian) и на тех, кому надоело в каждом xmpppy-боте вписывать функцию подключения, аунтефикации, регистрации обработчиков (англ. Handlers).</text:p>
      <text:p text:style-name="Standard">Распространяется под.лицензией Apache 2.0 и является продуктом simpleApps CodingTeam. </text:p>
      <text:p text:style-name="Standard">Движок был задуман в начале февраля 2011-года, первая публичная версия вышла 21.02.2011.</text:p>
      <text:p text:style-name="Standard">В FatefulEngine были внесены все необходимые функции для работы ботов: запись/чтение/дополнение файлов; определение ОС; обработка IQ, Message, Presence (jabber-handlers) и многое другое. </text:p>
      <text:p text:style-name="Standard"><text:tab/>При всём этом, разработчики старались, чтобы «детище не кушало слишком много RAM», и, пожалуй, у них это вышло: при работе самого простого бота-примера (англ. Example) было занято лишь 8 мегабайт оперативной памяти, и это при том, что импортированы сторонние модули как xmpppy, pyDNS и ещё парочка не особо значимых библиотек. </text:p>
      <text:p text:style-name="Standard"><text:tab/>С тех пор на этом движке стали писать ботов. Причём, не одного-двух, а гораздо больше. За год было написано как минимум 14 ботов на FatefulEngine. </text:p>
      <text:p text:style-name="Standard">С каждым выходом нового бота движок модифицировался: исправлялись ошибки, вырезалось лишнее и добавлялось новое. Позднее, движок был переписан: функция подключения стала расчитана на неограниченное количество аккаунтов (всё зависело только от дальнейших действий, т.е. от кода, находящегося в ядре и других частях). </text:p>
      <text:p text:style-name="Standard"><text:tab/>Через полгода движок претерпел ещё большие изменения. Были полностью переписаны модули, убраны найденные недоработки, все пробелы заменены правильными табуляциями. Вес главного файла уменьшился на 5 Килобайт, соответственно, расход памяти <text:s/>уменьшился. </text:p>
      <text:p text:style-name="Standard"/>
      <text:p text:style-name="P1"><text:bookmark-end text:name="__DdeLink__0_268967931"/>Принципы</text:p>
      <text:p text:style-name="P3"/>
      <text:p text:style-name="P2">FatefulEngine навязывает пользователю некоторые правила:</text:p>
      <text:list xml:id="list1553543359" text:style-name="L1">
        <text:list-item>
          <text:list>
            <text:list-item>
              <text:p text:style-name="P17">Ядро должно находиться в папке core или путь к нему указываться в качестве параметра при запуске;</text:p>
            </text:list-item>
            <text:list-item>
              <text:p text:style-name="P17">Модули могут находиться в: zip-архиве «library.zip» или в папке «modules» (можно расширить при модификации движка);</text:p>
            </text:list-item>
            <text:list-item>
              <text:p text:style-name="P17">Основной файл конфигурации может находиться где угодно; <text:span text:style-name="T1">хоть в космосе</text:span></text:p>
            </text:list-item>
            <text:list-item>
              <text:p text:style-name="P19">Обработчики должны находиться в папке «handlers»;</text:p>
            </text:list-item>
            <text:list-item>
              <text:p text:style-name="P19">Плагины, разумеется, в папке «plugins»;</text:p>
            </text:list-item>
            <text:list-item>
              <text:p text:style-name="P19">Ошибки пишутся функцией «crashlog()» в одноимённую папку;</text:p>
            </text:list-item>
            <text:list-item>
              <text:p text:style-name="P19">Когфигурация движка находится в «engine.ini», без этого файла работа невозможна.</text:p>
            </text:list-item>
          </text:list>
        </text:list-item>
      </text:list>
      <text:p text:style-name="P6">Может быть, что-то ещё...</text:p>
      <text:p text:style-name="P8">Описание функций</text:p>
      <text:p text:style-name="P7"/>
      <text:p text:style-name="P6">Хватит уже писать обычные слова<text:bookmark-start text:name="__DdeLink__2_268967931"/> — <text:bookmark-end text:name="__DdeLink__2_268967931"/>перейдём к обзору каждой строчки кода FatefulEngine v0.6.3.</text:p>
      <text:p text:style-name="P6">Предполагается, что у читателя, в отличие от автора, имеются базовые знания в языке программирования Python, английском и русском языках. Также прошу заметить, что функции в движке могут отличаться от нижеприведённых, но в целом — всё совпадает.</text:p>
      <text:p text:style-name="P6"/>
      <text:p text:style-name="P6">Как ни странно, всё начинается с указания кодировки файла, пути к интерпретатору и комментариев.</text:p>
      <text:p text:style-name="P6"><text:soft-page-break/></text:p>
      <text:p text:style-name="P9">#! /usr/bin/python </text:p>
      <text:p text:style-name="P9"># /* coding: utf-8 */ </text:p>
      <text:p text:style-name="P9"/>
      <text:p text:style-name="P9"># ϝateϝul engine kernel </text:p>
      <text:p text:style-name="P9"># © simpleApps Technology, 2010 - 2011 </text:p>
      <text:p text:style-name="P9"/>
      <text:p text:style-name="P9"># ϝateϝul engine distributed under Apache licence </text:p>
      <text:p text:style-name="P9"># See the LICENCE.txt for more details</text:p>
      <text:p text:style-name="P9"/>
      <text:p text:style-name="P9">## import some modules</text:p>
      <text:p text:style-name="P9"/>
      <text:p text:style-name="P6">После чего идёт подключение необходимых модулей:</text:p>
      <text:p text:style-name="P6"/>
      <text:p text:style-name="Standard"><text:span text:style-name="T4">from </text:span>time <text:span text:style-name="T4">import</text:span> sleep, strftime, time as _time</text:p>
      <text:p text:style-name="Standard"><text:span text:style-name="T4">from</text:span> platform <text:span text:style-name="T4">import </text:span>win32_ver</text:p>
      <text:p text:style-name="Standard"><text:span text:style-name="T4">import</text:span> sys, gc, os</text:p>
      <text:p text:style-name="Standard"/>
      <text:p text:style-name="P6">Включение функции очистки памяти от <text:span text:style-name="T1">спама</text:span> мусора.</text:p>
      <text:p text:style-name="P11"># Enable Garbage Collection.</text:p>
      <text:p text:style-name="P6">gc.enable() </text:p>
      <text:p text:style-name="P6"/>
      <text:p text:style-name="P6">Модуль «gc» — Garbage Collector автоматически собирает мусор в оперативной памяти.</text:p>
      <text:p text:style-name="P6"/>
      <text:p text:style-name="P6">Идём далее.</text:p>
      <text:p text:style-name="P6">Дословно, следующее можно выразить так: </text:p>
      <text:p text:style-name="P7">«если модуль SYS имеет атрибут ARGV, количество ARGV отлично от нуля и ARGV[0] не равен None, то задаём <text:s/>рабочую директорию (папку), получаемую с помощью функции dirname (os.path.dirname()), а если нет — пытаемся получить директорию посредством dirname(__file__) (os.path.dirname(__file__); у каждого python-модуля есть атрибут __file__)</text:p>
      <text:p text:style-name="P6"/>
      <text:p text:style-name="Standard"><text:span text:style-name="T4">if</text:span> <text:span text:style-name="T4">not</text:span> (<text:span text:style-name="T8">hasattr</text:span>(sys, <text:span text:style-name="T6">"argv"</text:span>) <text:span text:style-name="T4">and</text:span> sys.argv <text:span text:style-name="T4">and </text:span>sys.argv[0]): </text:p>
      <text:p text:style-name="Standard"><text:s text:c="4"/>sys.argv = [__file__]</text:p>
      <text:p text:style-name="Standard">os.chdir(os.path.dirname(sys.argv[0]))</text:p>
      <text:p text:style-name="P6"/>
      <text:p text:style-name="P6">Далее идёт задание различных значений переменных и постоянных (const. - констант).</text:p>
      <text:p text:style-name="Standard"/>
      <text:p text:style-name="P9">## some variables </text:p>
      <text:p text:style-name="P9"># NoneType objects </text:p>
      <text:p text:style-name="Standard">NT, POSIX = <text:span text:style-name="T7">None</text:span>, <text:span text:style-name="T7">None </text:span><text:span text:style-name="T10"># Безусловно, simpleApps уважает MacOS, однако — это POSIX-like OS, так что извините.</text:span></text:p>
      <text:p text:style-name="Standard">DispatcherStopped, Unsupported = <text:span text:style-name="T7">None, None</text:span> </text:p>
      <text:p text:style-name="Standard"/>
      <text:p text:style-name="Standard"><text:span text:style-name="T10"># string objects</text:span> </text:p>
      <text:p text:style-name="Standard">EngineVer = <text:span text:style-name="T5">"0.6.4" </text:span></text:p>
      <text:p text:style-name="Standard">PIDFile = <text:span text:style-name="T5">"other/fateful_apppid.txt"</text:span> </text:p>
      <text:p text:style-name="Standard"><text:s/></text:p>
      <text:p text:style-name="P9"># dict objects </text:p>
      <text:p text:style-name="Standard">IDs = <text:span text:style-name="T12">dict</text:span>()</text:p>
      <text:p text:style-name="Standard"/>
      <text:p text:style-name="Standard">INFO <text:tab/>=\ </text:p>
      <text:p text:style-name="Standard"><text:tab/><text:tab/>{<text:span text:style-name="T5">"errors"</text:span>: 0, </text:p>
      <text:p text:style-name="Standard"><text:soft-page-break/><text:tab/><text:tab/><text:span text:style-name="T5">"connected"</text:span>: 0, </text:p>
      <text:p text:style-name="Standard"><text:tab/><text:tab/><text:span text:style-name="T5">"started"</text:span>: _time()}</text:p>
      <text:p text:style-name="Standard"/>
      <text:p text:style-name="Standard"/>
      <text:p text:style-name="Standard"><text:span text:style-name="T10">## module`s folder find</text:span> </text:p>
      <text:p text:style-name="Standard">modules = (<text:span text:style-name="T5">"modules"</text:span>, <text:span text:style-name="T5">"library.zip"</text:span>) </text:p>
      <text:p text:style-name="Standard"/>
      <text:p text:style-name="P6">Не думаю, что стоит разбирать вышеуказанный код по строчкам, иначе это описание растянется до бесконечности, а в общем виде я уже всё объяснил.</text:p>
      <text:p text:style-name="P6"/>
      <text:p text:style-name="P6">Ниже представлен участок кода, который задаёт директории, откуда нужно брать модули.</text:p>
      <text:p text:style-name="Standard"/>
      <text:p text:style-name="Standard">for x in modules: </text:p>
      <text:p text:style-name="Standard"><text:tab/>if os.path.exists(x): </text:p>
      <text:p text:style-name="Standard"><text:tab/><text:tab/>sys.path.insert(1, x) # We using insert method for get priority our libs from other. </text:p>
      <text:p text:style-name="P7"/>
      <text:p text:style-name="P6">Добавляя папку или архив в «sys.path», вы должны знать, что там и так вполне достаточно всего. </text:p>
      <text:p text:style-name="P6"/>
      <text:p text:style-name="P6">Папку задали, теперь надо оттуда взять кое-что, ведь не зря мы проделывали операцию в предыдущем примере.</text:p>
      <text:p text:style-name="P6"/>
      <text:p text:style-name="P21">## import from our sys.path.</text:p>
      <text:p text:style-name="P4"><text:span text:style-name="T4">try</text:span>: </text:p>
      <text:p text:style-name="P4"><text:tab/><text:span text:style-name="T4">import</text:span> xmpp </text:p>
      <text:p text:style-name="P4"><text:tab/><text:span text:style-name="T4">from</text:span> sTools <text:span text:style-name="T4">import</text:span> *</text:p>
      <text:p text:style-name="P4"><text:tab/><text:span text:style-name="T4">from</text:span> writer <text:span text:style-name="T4">import</text:span> * </text:p>
      <text:p text:style-name="P4"><text:span text:style-name="T4">except </text:span><text:span text:style-name="T7">Exception, </text:span>why:</text:p>
      <text:p text:style-name="P4"><text:tab/><text:span text:style-name="T7">print</text:span> <text:span text:style-name="T5">"Warning: failed to load library. Please, run engine with parameter \"recoil\" [%s]" </text:span><text:span text:style-name="T11">% why</text:span></text:p>
      <text:p text:style-name="P13"/>
      <text:p text:style-name="Standard"><text:span text:style-name="T2">Где: «from sTools import *» </text:span><text:bookmark-start text:name="__DdeLink__4_268967931"/><text:span text:style-name="T2">—</text:span><text:bookmark-end text:name="__DdeLink__4_268967931"/><text:span text:style-name="T2"> подгрузка дополнительных функций: для работы с конференциями, чьё название содержит Unicode, сжатие посредством ZLIB, уточнённое определение NT-системы и архитектуры процессора.</text:span></text:p>
      <text:p text:style-name="P5"/>
      <text:p text:style-name="P5">Думаю, «import xmpp» не надо объяснять, а вот «from writer import *» может пригодиться.<text:line-break/>Модуль «Writer» содержит функции «Print()», «printer()», «fiXme()», «exc_print()», «Wait()», «subWait()». <text:s/>Первая возникла из-за того, что при неправильном запуске любого python-скрипта, который использует функцию «print» или «sys.stdout.write()», которая является родителем «print», возникала ошибка «Output/Input Error», что часто приводило к полному краху.</text:p>
      <text:p text:style-name="P5"><text:tab/>«Print()» предельно проста: она не является каким-то магическим заклинанием, которое никто не может понять, а наоборот. Она пытается (англ. try, trying) использовать «print» и, в случае ошибки (англ. exception) ничего не предпринимает. «printer()» — тот же «print», только без переноса строк. Я предполагаю, что оператор «print» использует «sys.stdout.write()» и в конце добавляет «\n» (перевод строки). </text:p>
      <text:p text:style-name="P5"><text:tab/>«fiXme()» отображает в консоли «fixme»-сообщение. Вызывается функцией «crashlog()».</text:p>
      <text:p text:style-name="P5"><text:tab/>«exc_print()» отображает ошибку в консоли или пишет её в файл. Также является необходимой, поскольку иногда водникает ошибка «Device not ready» при использовании модуля «traceback».</text:p>
      <text:p text:style-name="P5"><text:tab/>«Wait()» и «subWait()» являются единым целым с точки зрения выполнения. Первая <text:soft-page-break/>вызывает вторую в новом потоке. Вместе они представляют собой функцию, которая всё время выполнения функции пишет в консоли точку. Аналог прогресс-бара в консоли. Пример работы есть в модуле «updater» в функции «wget()».</text:p>
      <text:p text:style-name="P5"><text:s/></text:p>
      <text:p text:style-name="P5">Также, для работы FatefulEngine на старых версиях Python, есть исключение на подрузку последней версии xmpppy: в случае ошибки FatefulEngine предложит пользователю запустить движок с параметром «recoil» (рус. «откат»). В этом случае движок удалит существующий архив и заменит его более старой версией.</text:p>
      <text:p text:style-name="P5"/>
      <text:p text:style-name="P10">## get your snake version ;) </text:p>
      <text:p text:style-name="P5">snake_ver = sys.version[:3] </text:p>
      <text:p text:style-name="P5"><text:span text:style-name="T4">if </text:span><text:span text:style-name="T7">float</text:span>(snake_ver) &lt; 2.6: </text:p>
      <text:p text:style-name="P5"><text:tab/>Unsupported = <text:span text:style-name="T7">True</text:span> </text:p>
      <text:p text:style-name="P5"><text:tab/>Print(<text:span text:style-name="T5">"#! Your Python is oldest."</text:span>)</text:p>
      <text:p text:style-name="Standard"/>
      <text:p text:style-name="P6">Определение версии интерпретатора и вывод предупреждения о том, что если версия ниже 2.6, автообновление может не работать.</text:p>
      <text:p text:style-name="Standard"/>
      <text:p text:style-name="P9">## set default encoding. </text:p>
      <text:p text:style-name="Standard"><text:span text:style-name="T4">try</text:span>: </text:p>
      <text:p text:style-name="Standard"><text:s text:c="4"/><text:span text:style-name="T8">reload</text:span>(sys).setdefaultencoding(<text:span text:style-name="T6">"utf-8"</text:span>) </text:p>
      <text:p text:style-name="Standard"><text:span text:style-name="T4">except</text:span>: </text:p>
      <text:p text:style-name="Standard"><text:s text:c="4"/>Print(<text:span text:style-name="T6">"Can`t set default encoding!"</text:span>, <text:span text:style-name="T9">True</text:span>)</text:p>
      <text:p text:style-name="P4"><text:span text:style-name="T2">Задание кодировки по умолчанию </text:span><text:bookmark-start text:name="__DdeLink__7_268967931"/><text:span text:style-name="T2">—</text:span><text:bookmark-end text:name="__DdeLink__7_268967931"/><text:span text:style-name="T2"> бывает весьма полезно. В этом примере «reload(sys)» является необходимым действием, поскольку где-то в недрах Python выполняется «delattr(sys, 'setdefaultencoding')». Видел лично.</text:span></text:p>
      <text:p text:style-name="P6"/>
      <text:p text:style-name="P10">## os info. </text:p>
      <text:p text:style-name="P5"><text:span text:style-name="T4">if</text:span> os.name == <text:span text:style-name="T5">"nt"</text:span>: </text:p>
      <text:p text:style-name="P5"><text:tab/>NT = <text:span text:style-name="T7">True</text:span> </text:p>
      <text:p text:style-name="P5"><text:tab/><text:span text:style-name="T4">if not</text:span> ntDetect().lower().count(<text:span text:style-name="T5">"windows"</text:span>): </text:p>
      <text:p text:style-name="P5"><text:tab/><text:tab/>isOS = ntDetect() </text:p>
      <text:p text:style-name="P5"><text:tab/><text:span text:style-name="T4">else</text:span>: </text:p>
      <text:p text:style-name="P5"><text:tab/><text:tab/>isOS = <text:span text:style-name="T5">"Windows" </text:span></text:p>
      <text:p text:style-name="P5"><text:tab/>os_name =<text:span text:style-name="T5"> " "</text:span>.join([isOS, win32_ver()[0], win32_ver()[2]])</text:p>
      <text:p text:style-name="P15"/>
      <text:p text:style-name="P14"><text:span text:style-name="T4">elif </text:span>os.name == <text:span text:style-name="T5">"posix"</text:span>: </text:p>
      <text:p text:style-name="P14"><text:tab/>POSIX <text:tab/>= <text:span text:style-name="T7">True </text:span></text:p>
      <text:p text:style-name="P14"><text:tab/><text:span text:style-name="T4">from </text:span>platform <text:span text:style-name="T4">impor</text:span>t dist </text:p>
      <text:p text:style-name="P14"><text:tab/><text:span text:style-name="T4">if</text:span> dist()[0]: </text:p>
      <text:p text:style-name="P14"><text:tab/><text:tab/>os_name = <text:span text:style-name="T5">"POSIX (%s with %s, %s)"</text:span> % (dist()[0], </text:p>
      <text:p text:style-name="P14"><text:tab/><text:tab/><text:tab/><text:tab/><text:tab/><text:tab/><text:tab/><text:tab/><text:tab/><text:tab/><text:tab/> <text:s/>os.uname()[0], os.uname()[2]) </text:p>
      <text:p text:style-name="P14"><text:tab/><text:span text:style-name="T4">else</text:span>: </text:p>
      <text:p text:style-name="P14"><text:tab/><text:tab/>os_name = <text:span text:style-name="T5">"POSIX (%s, %s)"</text:span> % (os.uname()[0], os.uname()[2]) </text:p>
      <text:p text:style-name="P14"><text:tab/><text:span text:style-name="T4">if</text:span> os.uname()[0].lower().count(<text:span text:style-name="T5">"darwin"</text:span>): </text:p>
      <text:p text:style-name="P14"><text:tab/><text:tab/><text:span text:style-name="T7">print</text:span> <text:span text:style-name="T5">"#! Warning: The Darwin kernel poorly maintained." </text:span></text:p>
      <text:p text:style-name="P14"><text:span text:style-name="T4">else</text:span>: </text:p>
      <text:p text:style-name="P14"><text:tab/>os_name = os.name.upper() </text:p>
      <text:p text:style-name="P14"><text:tab/> </text:p>
      <text:p text:style-name="P14">os_name = os_name + <text:span text:style-name="T5">" "</text:span> + getArchitecture() </text:p>
      <text:p text:style-name="P14"><text:span text:style-name="T4">del</text:span> modules, _time, ZLIBEncoder, ZLIBDecoder, ntDetect, win32_ver, getArchitecture</text:p>
      <text:p text:style-name="P5"><text:soft-page-break/></text:p>
      <text:p text:style-name="P4"><text:span text:style-name="T2">Тут представлены различные опции для определения имени ОС. Для NT есть специальная функция «ntDetect()», используемая для того, чтобы удостовериться в том, что перед нами милый </text:span><text:a xlink:type="simple" xlink:href="http://reactos.org/ru/index.html"><text:span text:style-name="T2">ReactOS</text:span></text:a><text:span text:style-name="T2">, а не громоздкий пиратский Windows.</text:span></text:p>
      <text:p text:style-name="P5"/>
      <text:p text:style-name="P6">Далее идут функции чтения/создания/дополнения/записи файлов.</text:p>
      <text:p text:style-name="P11"/>
      <text:p text:style-name="P11">## Working with files.</text:p>
      <text:p text:style-name="P6"><text:span text:style-name="T4">def</text:span> <text:span text:style-name="T3">rFile</text:span>(name): </text:p>
      <text:p text:style-name="P6"><text:tab/>fl = <text:span text:style-name="T7">open</text:span>(chkFile(name), <text:span text:style-name="T5">"r"</text:span>) </text:p>
      <text:p text:style-name="P6"><text:tab/>text = fl.read() </text:p>
      <text:p text:style-name="P6"><text:tab/>fl.close() </text:p>
      <text:p text:style-name="P6"><text:tab/><text:span text:style-name="T4">return</text:span> text</text:p>
      <text:p text:style-name="P6"/>
      <text:p text:style-name="P6"><text:span text:style-name="T4">def </text:span><text:span text:style-name="T3">wFile</text:span>(name, data, mode = <text:span text:style-name="T5">"w"</text:span>): </text:p>
      <text:p text:style-name="P6"><text:tab/>fl = <text:span text:style-name="T7">open</text:span>(chkFile(name), mode) </text:p>
      <text:p text:style-name="P6"><text:tab/>fl.write(data) </text:p>
      <text:p text:style-name="P6"><text:tab/>fl.close() </text:p>
      <text:p text:style-name="P6"/>
      <text:p text:style-name="P6"><text:span text:style-name="T4">def</text:span> <text:span text:style-name="T3">cFile</text:span>(name, data = <text:span text:style-name="T7">str</text:span>()): </text:p>
      <text:p text:style-name="P6"><text:tab/>name = chkFile(name) </text:p>
      <text:p text:style-name="P6"><text:tab/><text:span text:style-name="T4">if</text:span> os.path.exists(name): </text:p>
      <text:p text:style-name="P6"><text:tab/><text:tab/><text:span text:style-name="T4">return</text:span> <text:span text:style-name="T7">True</text:span> </text:p>
      <text:p text:style-name="P6"><text:tab/><text:span text:style-name="T4">try</text:span>: </text:p>
      <text:p text:style-name="P6"><text:tab/><text:tab/>folder = os.path.dirname(name) </text:p>
      <text:p text:style-name="P6"><text:tab/><text:tab/><text:span text:style-name="T4">if</text:span> folder <text:span text:style-name="T4">and</text:span> not os.path.exists(folder): </text:p>
      <text:p text:style-name="P6"><text:tab/><text:tab/><text:tab/>os.makedirs(folder, 0755) </text:p>
      <text:p text:style-name="P6"><text:tab/><text:tab/>wFile(name, data) </text:p>
      <text:p text:style-name="P6"><text:tab/><text:span text:style-name="T4">except</text:span>: </text:p>
      <text:p text:style-name="P6"><text:tab/><text:tab/>crashlog(<text:span text:style-name="T5">"cFile"</text:span>) </text:p>
      <text:p text:style-name="P6"><text:tab/><text:tab/><text:span text:style-name="T4">return</text:span> <text:span text:style-name="T7">False</text:span> </text:p>
      <text:p text:style-name="P6"><text:tab/><text:span text:style-name="T4">return</text:span> True </text:p>
      <text:p text:style-name="P6">Где: </text:p>
      <text:list xml:id="list375079008" text:style-name="L2">
        <text:list-item>
          <text:list>
            <text:list-item>
              <text:p text:style-name="P20">«cFile()» — создание файла и всех директорий, идущих перед ним;</text:p>
            </text:list-item>
            <text:list-item>
              <text:p text:style-name="P20">«wFile()» — запись в файл;</text:p>
            </text:list-item>
            <text:list-item>
              <text:p text:style-name="P20">«rFile()» — чтение файла.</text:p>
            </text:list-item>
          </text:list>
        </text:list-item>
      </text:list>
      <text:p text:style-name="P6">В каждой функции есть проверка на Unicode в пути. Если наличие Unicode в пути подтверждено, то Unicode кодируется в base16.</text:p>
      <text:p text:style-name="P6"/>
      <text:p text:style-name="P6">Ниже читатель может увидеть адаптированные функции. Они адаптированы для работы на старых версиях Python и на «Python for S60».</text:p>
      <text:p text:style-name="P6"/>
      <text:p text:style-name="P9">## some adapted functions (for oldest Python versions) </text:p>
      <text:p text:style-name="P9">## os.abort </text:p>
      <text:p text:style-name="Standard"><text:span text:style-name="T4">def</text:span> <text:span text:style-name="T3">abort</text:span>(status = 1): </text:p>
      <text:p text:style-name="Standard"><text:tab/><text:span text:style-name="T4">for</text:span> code <text:span text:style-name="T4">in</text:span> (<text:span text:style-name="T5">"os.abort()"</text:span>, </text:p>
      <text:p text:style-name="Standard"><text:tab/><text:tab/><text:tab/><text:span text:style-name="T5">"os._exit(status)"</text:span>, </text:p>
      <text:p text:style-name="Standard"><text:tab/><text:tab/><text:tab/><text:span text:style-name="T5">"sys.exit(status)"</text:span>): </text:p>
      <text:p text:style-name="Standard"><text:tab/><text:tab/><text:span text:style-name="T4">try</text:span>: <text:span text:style-name="T7">eval</text:span>(code) </text:p>
      <text:p text:style-name="Standard"><text:tab/><text:tab/><text:span text:style-name="T4">except</text:span>: <text:span text:style-name="T4">continue</text:span> </text:p>
      <text:p text:style-name="Standard">Ниже — функция очистки памяти каждые 2 минуты:</text:p>
      <text:p text:style-name="Standard"/>
      <text:p text:style-name="Standard"><text:soft-page-break/></text:p>
      <text:p text:style-name="P9">## garbage collection </text:p>
      <text:p text:style-name="Standard"><text:bookmark-start text:name="__DdeLink__1991_2140653828"/><text:span text:style-name="T4">def </text:span><text:span text:style-name="T3">GarbageCollection</text:span>(): </text:p>
      <text:p text:style-name="Standard"><text:s/><text:tab/><text:span text:style-name="T4">while</text:span> <text:span text:style-name="T7">True</text:span> <text:span text:style-name="T4">is</text:span> <text:span text:style-name="T7">True</text:span>: <text:s/><text:span text:style-name="T10"># simpleApps очень надеется, что так будет всегда.</text:span><text:bookmark-end text:name="__DdeLink__1991_2140653828"/></text:p>
      <text:p text:style-name="Standard"><text:s/><text:tab/><text:tab/><text:span text:style-name="T4">try</text:span>:</text:p>
      <text:p text:style-name="Standard"><text:tab/><text:tab/><text:tab/>sys.exc_clear()</text:p>
      <text:p text:style-name="Standard"><text:tab/><text:tab/><text:tab/>gc.collect() </text:p>
      <text:p text:style-name="Standard"><text:tab/><text:tab/><text:tab/>sleep(120)</text:p>
      <text:p text:style-name="Standard"><text:tab/><text:tab/><text:span text:style-name="T4">except</text:span> <text:span text:style-name="T13">KeyboardInterrupt</text:span>: </text:p>
      <text:p text:style-name="Standard"><text:tab/><text:tab/><text:tab/><text:span text:style-name="T4">if</text:span> NT: </text:p>
      <text:p text:style-name="Standard"><text:tab/><text:tab/><text:tab/><text:tab/>ntCMDColor(<text:span text:style-name="T6">"#bsod"</text:span>) </text:p>
      <text:p text:style-name="Standard"><text:tab/><text:tab/><text:tab/>die()</text:p>
      <text:p text:style-name="Standard"/>
      <text:p text:style-name="P11">## Main Thread die. </text:p>
      <text:p text:style-name="P6"><text:span text:style-name="T4">def</text:span> <text:span text:style-name="T3">die</text:span>(cl = <text:span text:style-name="T7">None</text:span>, Restart = <text:span text:style-name="T7">False</text:span>, Reason = <text:span text:style-name="T7">None</text:span>): </text:p>
      <text:p text:style-name="P6"><text:tab/><text:span text:style-name="T4">if</text:span> NT: </text:p>
      <text:p text:style-name="P6"><text:tab/><text:tab/>ntCMDColor(<text:span text:style-name="T5">"#blue"</text:span>) </text:p>
      <text:p text:style-name="P6"><text:tab/><text:span text:style-name="T4">if</text:span> cl <text:span text:style-name="T4">and</text:span> cl.isConnected(): </text:p>
      <text:p text:style-name="P6"><text:tab/><text:tab/><text:tab/>prs = xmpp.Presence(None, "unavailable") </text:p>
      <text:p text:style-name="P6"><text:tab/><text:tab/><text:tab/>prs.setStatus(Reason or `KeyboardInterrupt`) </text:p>
      <text:p text:style-name="P6"><text:tab/><text:tab/><text:tab/>cl.send(prs) </text:p>
      <text:p text:style-name="P6"><text:tab/><text:span text:style-name="T4">if</text:span> Restart: </text:p>
      <text:p text:style-name="P6"><text:tab/><text:tab/>restart() </text:p>
      <text:p text:style-name="P6"><text:tab/>Print(<text:span text:style-name="T5">"Aborting..."</text:span>, <text:span text:style-name="T7">True</text:span>); sleep(2); abort(1) </text:p>
      <text:p text:style-name="P6"/>
      <text:p text:style-name="P6">Здесь видно функцию «смерти» бота: сначала смена цвета консоли, затем отправка статуса в конференции и <text:s/>выход.</text:p>
      <text:p text:style-name="P6"/>
      <text:p text:style-name="P11">## set color of NT console. </text:p>
      <text:p text:style-name="P6"><text:span text:style-name="T4">def</text:span> <text:span text:style-name="T3">ntCMDColor</text:span>(color): </text:p>
      <text:p text:style-name="P6"><text:tab/><text:span text:style-name="T4">if</text:span> color == <text:span text:style-name="T5">#red"</text:span>: </text:p>
      <text:p text:style-name="P6"><text:tab/><text:tab/>system(<text:span text:style-name="T5">"Color 0C"</text:span> )<text:tab/></text:p>
      <text:p text:style-name="P6"><text:span text:style-name="T4"><text:tab/>elif</text:span> color == <text:span text:style-name="T5">"#green"</text:span>: </text:p>
      <text:p text:style-name="P6"><text:tab/><text:tab/>system(<text:span text:style-name="T5">"Color 0A"</text:span>) </text:p>
      <text:p text:style-name="P6"><text:tab/><text:span text:style-name="T4">elif</text:span> color == <text:span text:style-name="T5">"#blue"</text:span>: </text:p>
      <text:p text:style-name="P6"><text:tab/><text:tab/>system(<text:span text:style-name="T5">"Color 0B"</text:span>) </text:p>
      <text:p text:style-name="P6"><text:tab/><text:span text:style-name="T4">elif</text:span> color == <text:span text:style-name="T5">"#none"</text:span>: </text:p>
      <text:p text:style-name="P6"><text:tab/><text:tab/>system(<text:span text:style-name="T5">"Color"</text:span>) </text:p>
      <text:p text:style-name="P6"><text:tab/><text:span text:style-name="T4">elif</text:span> color == <text:span text:style-name="T5">"#bsod"</text:span>: </text:p>
      <text:p text:style-name="P6"><text:tab/><text:tab/>system(<text:span text:style-name="T5">"Color 17"</text:span>) </text:p>
      <text:p text:style-name="P6"/>
      <text:p text:style-name="P6">Выше представлена функция задания цвета консоли для NT-like систем, а ниже — задание заголовка консоли тех же систем:</text:p>
      <text:p text:style-name="P6"/>
      <text:p text:style-name="P11">## Set title of console on NT systems. </text:p>
      <text:p text:style-name="P6"><text:span text:style-name="T4">if </text:span>NT: </text:p>
      <text:p text:style-name="P6"><text:tab/>system(<text:span text:style-name="T5">"Title Fateful Engine v%s - (C) simpleApps Technology" </text:span>% EngineVer) </text:p>
      <text:p text:style-name="P6"/>
      <text:p text:style-name="P9">## Work with traceback. </text:p>
      <text:p text:style-name="Standard"><text:span text:style-name="T4">def</text:span> <text:span text:style-name="T3">crashlog</text:span>(name): </text:p>
      <text:p text:style-name="Standard"><text:tab/>INFO[<text:span text:style-name="T5">"errors"</text:span>] += 1 </text:p>
      <text:p text:style-name="Standard"><text:tab/>fiXme(name) </text:p>
      <text:p text:style-name="Standard"><text:soft-page-break/><text:tab/><text:span text:style-name="T4">try</text:span>: </text:p>
      <text:p text:style-name="Standard"><text:tab/><text:tab/>_file = <text:span text:style-name="T5">"crashlog/%s.txt"</text:span> % name </text:p>
      <text:p text:style-name="Standard"><text:tab/><text:tab/><text:span text:style-name="T4">if not </text:span>exists(_file): </text:p>
      <text:p text:style-name="Standard"><text:tab/><text:tab/><text:tab/>cFile(_file) </text:p>
      <text:p text:style-name="Standard"><text:tab/><text:tab/><text:tab/>wFile(_file, <text:span text:style-name="T5">"-"</text:span> * 40 + <text:span text:style-name="T5">"\n"</text:span>) </text:p>
      <text:p text:style-name="Standard"><text:tab/><text:tab/><text:span text:style-name="T4">if</text:span> getsize(_file) &gt; (CrashfileMaxSize * 1024): </text:p>
      <text:p text:style-name="Standard"><text:tab/><text:tab/><text:tab/>wFile(_file,<text:span text:style-name="T5"> "-"</text:span> * 40 + <text:span text:style-name="T5">"\n"</text:span>) </text:p>
      <text:p text:style-name="Standard"><text:tab/><text:tab/>crashfile = <text:span text:style-name="T8">file</text:span>(_file, <text:span text:style-name="T5">"a"</text:span>) </text:p>
      <text:p text:style-name="Standard"><text:tab/><text:tab/>crashfile.write(<text:span text:style-name="T5">"-"</text:span> * 20 + `INFO[<text:span text:style-name="T5">"errors"</text:span>]` + <text:span text:style-name="T5">"-"</text:span> * 20 + <text:span text:style-name="T5">"\n"</text:span>) </text:p>
      <text:p text:style-name="Standard"><text:tab/><text:tab/>exc_print(<text:span text:style-name="T8">None</text:span>, crashfile) </text:p>
      <text:p text:style-name="Standard"><text:tab/><text:tab/>crashfile.close() </text:p>
      <text:p text:style-name="Standard"><text:tab/><text:tab/><text:span text:style-name="T4">if </text:span>NT: ntCMDColor(<text:span text:style-name="T5">"#red"</text:span>) </text:p>
      <text:p text:style-name="Standard"><text:tab/><text:span text:style-name="T4">except</text:span>: </text:p>
      <text:p text:style-name="Standard"><text:tab/><text:tab/>fiXme(<text:span text:style-name="T5">"crashlog"</text:span>) </text:p>
      <text:p text:style-name="Standard"><text:tab/><text:tab/>Print(errorLog()) </text:p>
      <text:p text:style-name="P6">Выше представлена функция записи ошибок в файл. Эта функция зависит от файла конфигурации движка, а конкретно — от переменной «CrashFileMaxSize».</text:p>
      <text:p text:style-name="P6"/>
      <text:p text:style-name="P6">Ниже — функция, которая возвращает ошибку посредством функции «traceback.format_exc()», вставив перед этим «error should be here»:</text:p>
      <text:p text:style-name="P6"/>
      <text:p text:style-name="P6"><text:span text:style-name="T4">def</text:span> <text:span text:style-name="T3">errorLog</text:span>(): </text:p>
      <text:p text:style-name="P6"><text:tab/><text:span text:style-name="T4">from</text:span> traceback <text:span text:style-name="T4">import</text:span> format_exc </text:p>
      <text:p text:style-name="P6"><text:tab/><text:span text:style-name="T4">return</text:span> <text:span text:style-name="T5">"\n\nError should be here:\n%s"</text:span> % format_exc() </text:p>
      <text:p text:style-name="P6"/>
      <text:p text:style-name="P6">Потом идут функции подгрузки различных значений: плагинов, обработчиков с их последующей регистрацией (если не запрещено в «engine.ini») и ещё чего-то, подумайте сами — названия функций являются либо английскими словами, либо их сокращениями.</text:p>
      <text:p text:style-name="P6"/>
      <text:p text:style-name="P6"><text:span text:style-name="T10">## Exec files in globals().</text:span> </text:p>
      <text:p text:style-name="P6"><text:span text:style-name="T4">def</text:span> <text:span text:style-name="T3">MiniExec</text:span><text:span text:style-name="T11">(F</text:span>ile): </text:p>
      <text:p text:style-name="P6"><text:tab/><text:span text:style-name="T4">try</text:span>: <text:span text:style-name="T8">execfile</text:span>(File, <text:span text:style-name="T8">globals()</text:span>) </text:p>
      <text:p text:style-name="P6"><text:tab/><text:span text:style-name="T4">except</text:span>: </text:p>
      <text:p text:style-name="P6"><text:tab/><text:tab/>Print(<text:span text:style-name="T5">"MiniExec cant load file \"%s\"."</text:span> % (File), <text:span text:style-name="T8">True</text:span>) </text:p>
      <text:p text:style-name="P6"><text:tab/><text:tab/>crashlog(<text:span text:style-name="T5">"miniexec"</text:span>) </text:p>
      <text:p text:style-name="P6"><text:tab/><text:tab/>Print(errorLog()) </text:p>
      <text:p text:style-name="P6"/>
      <text:p text:style-name="P6"/>
      <text:p text:style-name="P6">MiniExec(<text:span text:style-name="T5">"engine.ini"</text:span>) </text:p>
      <text:p text:style-name="P6"/>
      <text:p text:style-name="P6"/>
      <text:p text:style-name="P11">## load handlers </text:p>
      <text:p text:style-name="P6"><text:span text:style-name="T4">def</text:span> <text:span text:style-name="T3">LoadHandlers</text:span>(cl): </text:p>
      <text:p text:style-name="P6"><text:tab/><text:span text:style-name="T4">try</text:span>: </text:p>
      <text:p text:style-name="P6"><text:tab/><text:tab/><text:span text:style-name="T4">if</text:span> msgHandler: </text:p>
      <text:p text:style-name="P6"><text:tab/><text:tab/><text:tab/>MiniExec(<text:span text:style-name="T5">"handlers/Message.py"</text:span>) </text:p>
      <text:p text:style-name="P6"><text:tab/><text:tab/><text:tab/>cl.RegisterHandler(<text:span text:style-name="T5">"message"</text:span>, MessageProcess) </text:p>
      <text:p text:style-name="P6"><text:tab/><text:tab/><text:span text:style-name="T4">if</text:span> prsHandler: </text:p>
      <text:p text:style-name="P6"><text:tab/><text:tab/><text:tab/>MiniExec(<text:span text:style-name="T5">"handlers/Presence.py"</text:span>) </text:p>
      <text:p text:style-name="P6"><text:tab/><text:tab/><text:tab/>cl.RegisterHandler(<text:span text:style-name="T5">"presence"</text:span>, PresenceProcess) </text:p>
      <text:p text:style-name="P6"><text:tab/><text:tab/><text:span text:style-name="T4">if</text:span> iqHandler: </text:p>
      <text:p text:style-name="P6"><text:tab/><text:tab/><text:tab/>MiniExec(<text:span text:style-name="T5">"handlers/IQ.py"</text:span>) </text:p>
      <text:p text:style-name="P6"><text:soft-page-break/><text:tab/><text:tab/><text:tab/>cl.RegisterHandler(<text:span text:style-name="T5">"iq"</text:span>, iqProcess) </text:p>
      <text:p text:style-name="P6"><text:tab/><text:tab/>cl.RegisterDisconnectHandler(restart) </text:p>
      <text:p text:style-name="P6"><text:tab/><text:tab/>cl.UnregisterDisconnectHandler(cl.DisconnectHandler) </text:p>
      <text:p text:style-name="P6"><text:tab/><text:span text:style-name="T4">except</text:span>: </text:p>
      <text:p text:style-name="P6"><text:tab/><text:tab/>crashlog(<text:span text:style-name="T5">"loadhandlers"</text:span>) </text:p>
      <text:p text:style-name="P6"/>
      <text:p text:style-name="P11">## load plugins </text:p>
      <text:p text:style-name="P6"><text:span text:style-name="T4">def</text:span> <text:span text:style-name="T3">LoadPlugins</text:span>(): </text:p>
      <text:p text:style-name="P6"><text:tab/><text:span text:style-name="T4">if</text:span> exists(<text:span text:style-name="T5">"plugins"</text:span>): </text:p>
      <text:p text:style-name="P6"><text:tab/><text:tab/><text:span text:style-name="T4">for</text:span> plg <text:span text:style-name="T4">in</text:span> listdir(<text:span text:style-name="T5">"plugins"</text:span>): </text:p>
      <text:p text:style-name="P6"><text:tab/><text:tab/><text:tab/><text:span text:style-name="T4">if</text:span> plg.lower().endswith(<text:span text:style-name="T5">".py"</text:span>): </text:p>
      <text:p text:style-name="P6"><text:tab/><text:tab/><text:tab/><text:tab/>MiniExec(<text:span text:style-name="T5">"plugins/%s"</text:span> % plg) </text:p>
      <text:p text:style-name="P6"/>
      <text:p text:style-name="P6">Продолжаем. </text:p>
      <text:p text:style-name="P11"/>
      <text:p text:style-name="P6"><text:span text:style-name="T10">## new JabberID.</text:span> </text:p>
      <text:p text:style-name="P6"><text:span text:style-name="T4">def</text:span> <text:span text:style-name="T3">Registrator</text:span>(cl, jid, passw): </text:p>
      <text:p text:style-name="P6"><text:tab/><text:span text:style-name="T4">try</text:span>: </text:p>
      <text:p text:style-name="P6"><text:tab/><text:tab/>username, server = jid.split(<text:span text:style-name="T5">"@"</text:span>) </text:p>
      <text:p text:style-name="P6"><text:tab/><text:tab/>return xmpp.features.register(cl, server, </text:p>
      <text:p text:style-name="P6"><text:tab/><text:tab/><text:tab/>{<text:span text:style-name="T5">"username"</text:span>: username, <text:span text:style-name="T5">"password"</text:span>: passw}) </text:p>
      <text:p text:style-name="P6"><text:tab/><text:span text:style-name="T4">except</text:span>: </text:p>
      <text:p text:style-name="P6"><text:tab/><text:tab/>Print(<text:span text:style-name="T5">"Failed: %s"</text:span> % `Registrator`,<text:span text:style-name="T8"> True</text:span>) </text:p>
      <text:p text:style-name="P6"><text:tab/><text:tab/><text:span text:style-name="T4">return</text:span> <text:span text:style-name="T8">False </text:span></text:p>
      <text:p text:style-name="P6">Это — регистрация нового Jabber ID. Обновлена в FatefulEngine v0.6.1.</text:p>
      <text:p text:style-name="P6">А ниже — функция перезапуска.</text:p>
      <text:p text:style-name="P11"/>
      <text:p text:style-name="P6"><text:span text:style-name="T10">## Restart Funct.</text:span> </text:p>
      <text:p text:style-name="P6"><text:span text:style-name="T4">def</text:span> <text:span text:style-name="T3">restart</text:span>(): </text:p>
      <text:p text:style-name="P6"><text:tab/>exc_print() </text:p>
      <text:p text:style-name="P6"><text:tab/>printer(<text:span text:style-name="T5">"#! restarting"</text:span>) </text:p>
      <text:p text:style-name="P6"><text:tab/><text:span text:style-name="T4">if</text:span> NT: ntCMDColor(<text:span text:style-name="T5">"#blue"</text:span>) </text:p>
      <text:p text:style-name="P6"><text:tab/><text:span text:style-name="T4">for</text:span> i <text:span text:style-name="T4">in</text:span> <text:span text:style-name="T8">xrange</text:span>(5): </text:p>
      <text:p text:style-name="P6"><text:tab/><text:tab/>sleep(1); printer(<text:span text:style-name="T5">"."</text:span>) </text:p>
      <text:p text:style-name="P6"><text:tab/>Print(<text:span text:style-name="T5">"\n"</text:span>) </text:p>
      <text:p text:style-name="P6"><text:tab/><text:span text:style-name="T4">from</text:span> os <text:span text:style-name="T4">import</text:span> execl </text:p>
      <text:p text:style-name="P6"><text:tab/>execl(sys.executable, sys.executable, sys.argv[0]) </text:p>
      <text:p text:style-name="P6"/>
      <text:p text:style-name="P6">Функция пришла из предыдущей версии движка, когда он ещё не был особо качественным и назывался «my.Simple[engine]». Глупое название — подумал я, но больше ничего не нашёл. Были идеи «fatal engine», но это пахло бы плагиатом или его путали бы с ботом.<text:span text:style-name="T1"> В общем-то, её место в ядре бота, поэтому будет перенесена.</text:span></text:p>
      <text:p text:style-name="P6"/>
      <text:p text:style-name="P6">Следующий код — это определение текущего PID (Process ID) и его «убийство», если это не запрещено в файле конфигурации. Такая опция позволяет избежать повторного запуска.</text:p>
      <text:p text:style-name="P11"/>
      <text:p text:style-name="P11">## get Process ID. <text:s/></text:p>
      <text:p text:style-name="P6"><text:span text:style-name="T4">def </text:span>PID_Definition(): </text:p>
      <text:p text:style-name="P6"><text:tab/><text:span text:style-name="T4">if not</text:span> exists(PIDFile): </text:p>
      <text:p text:style-name="P6"><text:tab/><text:tab/>cFile(PIDFile) </text:p>
      <text:p text:style-name="P6"><text:tab/><text:span text:style-name="T4">try</text:span>: </text:p>
      <text:p text:style-name="P6"><text:tab/><text:tab/>PID = os.getpid() </text:p>
      <text:p text:style-name="P6"><text:soft-page-break/><text:tab/><text:tab/>oldPID = rFile(PIDFile) </text:p>
      <text:p text:style-name="P6"><text:tab/><text:tab/>wFile(PIDFile, `PID`) </text:p>
      <text:p text:style-name="P6"><text:tab/><text:tab/><text:span text:style-name="T4">if</text:span> oldPID != `PID`: </text:p>
      <text:p text:style-name="P6"><text:tab/><text:tab/><text:tab/>printer(<text:span text:style-name="T5">"#-# Checking Process ID: "</text:span>) </text:p>
      <text:p text:style-name="P6"><text:tab/><text:tab/><text:tab/><text:span text:style-name="T4">if</text:span> NT: </text:p>
      <text:p text:style-name="P6"><text:tab/><text:tab/><text:tab/><text:tab/>kill = <text:span text:style-name="T5">"taskkill /pid %s /t /f"</text:span> % oldPID </text:p>
      <text:p text:style-name="P6"><text:tab/><text:tab/><text:tab/><text:tab/>os.system(kill) </text:p>
      <text:p text:style-name="P6"><text:tab/><text:tab/><text:tab/><text:span text:style-name="T4">else</text:span>: </text:p>
      <text:p text:style-name="P6"><text:tab/><text:tab/><text:tab/><text:tab/><text:span text:style-name="T4">try</text:span>: </text:p>
      <text:p text:style-name="P6"><text:tab/><text:tab/><text:tab/><text:tab/><text:tab/>os.kill(<text:span text:style-name="T7">int</text:span>(oldPID), 9) </text:p>
      <text:p text:style-name="P6"><text:tab/><text:tab/><text:tab/><text:tab/><text:tab/>printer(<text:span text:style-name="T5">"PID %s killed..."</text:span> % oldPID) </text:p>
      <text:p text:style-name="P6"><text:tab/><text:tab/><text:tab/><text:tab/><text:span text:style-name="T4">except</text:span> <text:span text:style-name="T7">OSError</text:span>: <text:span text:style-name="T4">return </text:span></text:p>
      <text:p text:style-name="P6"><text:tab/><text:span text:style-name="T4">except</text:span>: crashlog(<text:span text:style-name="T5">"PID"</text:span>) </text:p>
      <text:p text:style-name="P6"/>
      <text:p text:style-name="P6">А это собственно «двигатель» всего подключения — dispacther. Обработчик станзы, по крайней мере я так думаю. Смотрим и торжествуем.</text:p>
      <text:p text:style-name="P11"/>
      <text:p text:style-name="P11">## dispatcher. </text:p>
      <text:p text:style-name="P6"><text:span text:style-name="T4">def</text:span> <text:span text:style-name="T3">dispatcher</text:span>(jid): </text:p>
      <text:p text:style-name="P6"><text:tab/><text:span text:style-name="T4">while not</text:span> DispatcherStopped: </text:p>
      <text:p text:style-name="P6"><text:tab/><text:tab/><text:span text:style-name="T4">try</text:span>: IDs[jid][<text:span text:style-name="T5">"Client"</text:span>].Process(8) </text:p>
      <text:p text:style-name="P6"><text:tab/><text:tab/><text:span text:style-name="T4">except</text:span> <text:span text:style-name="T8">KeyboardInterrupt</text:span>: die(IDs[jid][<text:span text:style-name="T5">"Client"</text:span>]) </text:p>
      <text:p text:style-name="P6"><text:tab/><text:tab/><text:span text:style-name="T4">except</text:span>: crashlog (<text:span text:style-name="T5">"dispatcher"</text:span>); restart() </text:p>
      <text:p text:style-name="P6">После перехода движка на режим «мультиподключения» эта функция претерпела большие изменения.</text:p>
      <text:p text:style-name="P6"/>
      <text:p text:style-name="P6">Вот то, что ниже — есть функция подключения.</text:p>
      <text:p text:style-name="P11"/>
      <text:p text:style-name="P11">## Connect. </text:p>
      <text:p text:style-name="P6"><text:span text:style-name="T4">def</text:span><text:span text:style-name="T3"> isConnect</text:span>(jid, password, resource, port = 5222, register = 0, UseTLS = 0, debug = []):</text:p>
      <text:p text:style-name="P6"><text:tab/><text:span text:style-name="T4">if not</text:span> ManyRuns: PID_Definition() </text:p>
      <text:p text:style-name="P6"><text:tab/>username, server = jid.split(<text:span text:style-name="T5">"@"</text:span>) </text:p>
      <text:p text:style-name="P6"><text:tab/>printer(<text:span text:style-name="T5">"\n#-# Connecting: </text:span>") </text:p>
      <text:p text:style-name="P6"><text:tab/>IDs[jid] = <text:span text:style-name="T8">dict</text:span>()</text:p>
      <text:p text:style-name="P6"><text:tab/>useSRV = <text:span text:style-name="T4">not</text:span> UseTLS </text:p>
      <text:p text:style-name="P6"><text:tab/>IDs[jid][<text:span text:style-name="T5">"Client"</text:span>] = xmpp.Client(server, port, debug) </text:p>
      <text:p text:style-name="P6"><text:tab/>connect = IDs[jid][<text:span text:style-name="T5">"Client"</text:span>].connect((server, port), <text:span text:style-name="T13">None</text:span>, UseTLS, useSRV) </text:p>
      <text:p text:style-name="P6"><text:tab/><text:span text:style-name="T4">if</text:span> connect: </text:p>
      <text:p text:style-name="P6"><text:tab/><text:tab/>printer(<text:span text:style-name="T5">"ok.\n"</text:span>) </text:p>
      <text:p text:style-name="P6"><text:tab/><text:span text:style-name="T4">else</text:span>: </text:p>
      <text:p text:style-name="P6"><text:tab/><text:tab/><text:span text:style-name="T4">if </text:span>NT: ntCMDColor(<text:span text:style-name="T5">"#red"</text:span>) </text:p>
      <text:p text:style-name="P6"><text:tab/><text:tab/>printer(<text:span text:style-name="T5">"Failed\n"</text:span>) </text:p>
      <text:p text:style-name="P6"><text:tab/><text:tab/>restart() </text:p>
      <text:p text:style-name="P6"><text:tab/><text:span text:style-name="T4">if</text:span> register:</text:p>
      <text:p text:style-name="P6"><text:tab/><text:tab/>Registrator(IDs[jid][<text:span text:style-name="T5">"Client"</text:span>], jid, password) </text:p>
      <text:p text:style-name="P6"><text:tab/>auth = IDs[jid][<text:span text:style-name="T5">"Client"</text:span>].auth(username, password, resource) </text:p>
      <text:p text:style-name="P6"><text:tab/>printer(<text:span text:style-name="T5">"#-# Auth: "</text:span>) </text:p>
      <text:p text:style-name="P6"><text:tab/><text:span text:style-name="T4">if not</text:span> auth: </text:p>
      <text:p text:style-name="P6"><text:tab/><text:tab/>printer(<text:span text:style-name="T5">" error: %s/%s\n"</text:span> % (`Client.lastErr`, `Client.lastErrCode`)) </text:p>
      <text:p text:style-name="P6"><text:tab/><text:tab/>crashlog(<text:span text:style-name="T5">"auth"</text:span>) </text:p>
      <text:p text:style-name="P6"><text:tab/><text:tab/>sleep(5); IDs[jid][<text:span text:style-name="T5">"Client"</text:span>].reconnectAndReauth()</text:p>
      <text:p text:style-name="P6"><text:tab/><text:span text:style-name="T4">else</text:span>: </text:p>
      <text:p text:style-name="P6"><text:soft-page-break/><text:tab/><text:tab/>printer(<text:span text:style-name="T5">"ok.\n\n"</text:span>) </text:p>
      <text:p text:style-name="P6"><text:tab/>IDs[jid][<text:span text:style-name="T5">"Client"</text:span>].sendInitPresence() </text:p>
      <text:p text:style-name="P6"><text:tab/>LoadPlugins() </text:p>
      <text:p text:style-name="P6"><text:tab/><text:span text:style-name="T4">return</text:span> <text:span text:style-name="T8">True</text:span></text:p>
      <text:p text:style-name="P6">Здесь находится всё, что нужно для подключения и работы, кроме запуска обработчика станзы (dispatcher). Переписана в FatefulEngine v0.6.4.</text:p>
      <text:p text:style-name="P6"/>
      <text:p text:style-name="P6">Собственно это одна из главных опций:</text:p>
      <text:p text:style-name="P11"/>
      <text:p text:style-name="P6"><text:span text:style-name="T10">## Get args.</text:span> </text:p>
      <text:p text:style-name="P6"><text:span text:style-name="T4">if</text:span> <text:span text:style-name="T8">len</text:span>(sys.argv) == 1: </text:p>
      <text:p text:style-name="P6"><text:tab/><text:span text:style-name="T4">for</text:span> core <text:span text:style-name="T4">in </text:span>listdir(<text:span text:style-name="T5">"core"</text:span>): </text:p>
      <text:p text:style-name="P6"><text:tab/><text:tab/><text:span text:style-name="T4">if</text:span> core.endswith(<text:span text:style-name="T5">".py"</text:span>): </text:p>
      <text:p text:style-name="P6"><text:tab/><text:tab/><text:tab/>globals()[<text:span text:style-name="T5">"__kernel__"</text:span>] = core </text:p>
      <text:p text:style-name="P6"><text:tab/><text:tab/><text:tab/>Print(<text:span text:style-name="T5">"#-# Target core: %s."</text:span> % core) </text:p>
      <text:p text:style-name="P6"><text:tab/><text:tab/><text:tab/><text:span text:style-name="T4">break</text:span> </text:p>
      <text:p text:style-name="P6"/>
      <text:p text:style-name="P6"><text:span text:style-name="T4">elif</text:span> <text:span text:style-name="T8">len</text:span>(sys.argv) == 2: </text:p>
      <text:p text:style-name="P6"><text:tab/>Print(<text:span text:style-name="T5">"#-# Arguments found. Try to exec %s."</text:span> % sys.argv[1]) </text:p>
      <text:p text:style-name="P6"><text:tab/><text:span text:style-name="T8">globals</text:span>()[<text:span text:style-name="T5">"__kernel__"</text:span>] = sys.argv[1] </text:p>
      <text:p text:style-name="P6"><text:tab/><text:span text:style-name="T4">if </text:span>sys.argv[1].count(<text:span text:style-name="T5">"easter"</text:span>): </text:p>
      <text:p text:style-name="P6"><text:tab/><text:tab/><text:span text:style-name="T4">import</text:span> easter; easter.egg() </text:p>
      <text:p text:style-name="P6"><text:tab/><text:span text:style-name="T4">elif</text:span> sys.argv[1].count(<text:span text:style-name="T5">"help"</text:span>): </text:p>
      <text:p text:style-name="P6"><text:tab/><text:tab/>Print(<text:span text:style-name="T5">"#-# FatefulEngine is a free engine for write jabber bots."</text:span>\ </text:p>
      <text:p text:style-name="P6"><text:tab/><text:tab/><text:tab/><text:span text:style-name="T5">"\n\nAvailable commands:\n"</text:span>\ </text:p>
      <text:p text:style-name="P6"><text:tab/><text:tab/><text:tab/><text:span text:style-name="T5">"* help - print this text\n"</text:span>\ </text:p>
      <text:p text:style-name="P6"><text:tab/><text:tab/><text:tab/><text:span text:style-name="T5">"* address to your core file\n"</text:span>\ </text:p>
      <text:p text:style-name="P6"><text:tab/><text:tab/><text:tab/><text:span text:style-name="T5">"* recoil - recoil to oldest xmpppy"</text:span>) </text:p>
      <text:p text:style-name="P6"><text:tab/><text:span text:style-name="T4">elif</text:span> sys.argv[1] == <text:span text:style-name="T5">"recoil"</text:span>: </text:p>
      <text:p text:style-name="P6"><text:tab/><text:tab/><text:span text:style-name="T4">import</text:span> updater </text:p>
      <text:p text:style-name="P6"><text:tab/><text:tab/>Print(<text:span text:style-name="T5">"\n\nPlease wait while engine downloading old library."</text:span>) </text:p>
      <text:p text:style-name="P6"><text:tab/><text:tab/>updater.wget(<text:span text:style-name="T5">"http://simpleapps.ru/library.zip"</text:span>, <text:span text:style-name="T5">"library.zip"</text:span>) </text:p>
      <text:p text:style-name="P6"><text:tab/><text:tab/>Print(<text:span text:style-name="T5">"Done."</text:span>) </text:p>
      <text:p text:style-name="P6"><text:tab/><text:tab/>restart()</text:p>
      <text:p text:style-name="P6"/>
      <text:p text:style-name="P6">Работа с аргументами. Абсолютно новая в версии 0.6.1.</text:p>
      <text:p text:style-name="P6"/>
      <text:p text:style-name="P6">Ну и под занавес — запуск, только если движок не подгружают как модуль. <text:span text:style-name="T1">Какие-то грязные извращенцы...</text:span></text:p>
      <text:p text:style-name="P6">В заключение хочу сказать, что при подробном разборе кода я обнаружил несколько ошибок. Не критических, но мешающих работе. FatefulEngine развивается каждый раз при написании чего-то нового. simpleApps стемится сделать его лучше, быстрее и менее требовательным к ресурсам. Хотя, есть идеи насчёт multiprocessing...</text:p>
      <text:p text:style-name="P12"/>
      <text:p text:style-name="P11">## Start if __name__ is __main__ </text:p>
      <text:p text:style-name="P11">## (non import) </text:p>
      <text:p text:style-name="P6"><text:span text:style-name="T4">if </text:span>__name__ == <text:span text:style-name="T5">"__main__"</text:span>: </text:p>
      <text:p text:style-name="P6"><text:tab/><text:span text:style-name="T4">try</text:span>: </text:p>
      <text:p text:style-name="P6"><text:tab/><text:tab/>MiniExec(<text:span text:style-name="T5">"core/%s"</text:span> % __kernel__) </text:p>
      <text:p text:style-name="P6"><text:tab/><text:span text:style-name="T4">except</text:span>: </text:p>
      <text:p text:style-name="P6"><text:tab/><text:tab/>exc_print()</text:p>
      <text:p text:style-name="P6"/>
      <text:p text:style-name="P16"><text:soft-page-break/>© simpleApps, 2011 / by mrDoctorWho | 25.09.2011 (Last 04.12.2011). Text distributed under GNU Fdl.</text:p>
      <text:p text:style-name="P16">Code colored by ~Python-IDLE The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7T20:21:30</meta:creation-date>
    <dc:date>2011-12-04T13:20:00</dc:date>
    <meta:editing-duration>PT12H47M21S</meta:editing-duration>
    <meta:editing-cycles>12</meta:editing-cycles>
    <meta:generator>LibreOffice/3.4$Linux LibreOffice_project/340m1$Build-402</meta:generator>
    <meta:document-statistic meta:table-count="0" meta:image-count="0" meta:object-count="0" meta:page-count="11" meta:paragraph-count="371" meta:word-count="2244" meta:character-count="17406" meta:non-whitespace-character-count="14845"/>
  </office:meta>
</office:document-meta>
</file>